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 displays for HMD</text:p>
      <text:p text:style-name="P1"/>
      <text:p text:style-name="P1">Display used for common Head Mounted Display (HMD) are various, we try to explain the chief differences. We examine three types: LCD, LCOS, FLCOS, OLED.</text:p>
      <text:p text:style-name="P1"/>
      <text:p text:style-name="P1">LCD</text:p>
      <text:p text:style-name="P1"/>
      <text:p text:style-name="P1">A liquid crystal display (LCD) is a thin, flat electronic visual display that uses the light modulating properties of liquid crystals (LCs). LCs do not emit light directly. LCDs therefore need a light source and are classified as "passive" displays. Some types can use ambient light such as sunlight or room lighting. There are many types of LCDs that are designed for both special and general uses. They can be optimized for static text, detailed still images, or dynamic, fast-changing, video content.</text:p>
      <text:p text:style-name="P1">They are used in a wide range of applications including: computer monitors, television, instrument panels, aircraft cockpit displays, etc. They are common in consumer devices such as video players, gaming devices, clocks, watches, calculators, and telephones. LCDs have displaced cathode ray tube (CRT) displays in most applications. They are usually more compact, lightweight, portable, and lower cost. They are available in a wider range of screen sizes than CRT and other flat panel displays.</text:p>
      <text:p text:style-name="P1">LCDs are more energy efficient, and offer safer disposal, than CRTs. Its low electrical power consumption enables it to be used in battery-powered electronic equipment. It is an electronically-modulated optical device made up of any number of pixels filled with liquid crystals and arrayed in front of a light source (backlight) or reflector to produce images in color or monochrome. The earliest discovery leading to the development of LCD technology, the discovery of liquid crystals, dates from 1888.</text:p>
      <text:p text:style-name="P1"/>
      <text:p text:style-name="P1">AMLCD</text:p>
      <text:p text:style-name="P1"/>
      <text:p text:style-name="P1">Active Matrix LCDs (AMLCD) are the most popular type of monitors on the market today. The most common example of an active matrix display contains, besides the polarizing sheets and cells of liquid crystal, a matrix of thin-film transistors (TFTs) to make a TFT-LCD. These devices store the electrical state of each pixel on the display while all the other pixels are being updated. This method provides a much brighter, sharper display than a passive matrix of the same size. An important specification for these displays is their viewing-angle.</text:p>
      <text:p text:style-name="P1">Thin film transistors are usually used for constructing an active matrix so that the two terms are often interchanged, even though a thin film transistor is just one component in an active matrix and some designs have used other components such as diodes. Whereas a passive matrix display uses a simple conductive grid to deliver current to the liquid crystals in the target area, an active matrix display uses a grid of transistors and capacitors (which are called the thin film transistors) with the ability to hold a charge for a limited period of time. Because of the switching action of transistors, only the desired pixel receives a charge, and the pixel acts as a capacitor to hold the charge until the next refresh cycle, improving image quality over a passive matrix.</text:p>
      <text:p text:style-name="P1"/>
      <text:p text:style-name="P1">LCOS</text:p>
      <text:p text:style-name="P1"/>
      <text:p text:style-name="P1">Liquid crystal on silicon (LCOS) is a "micro-projection" or "micro-display" technology typically applied in projection televisions. It is a reflective technology, using liquid crystals. </text:p>
      <text:p text:style-name="P1">In LCoS, liquid crystals are applied directly to the surface of a silicon chip coated with an aluminized layer, with some type of passivation layer, which is highly reflective.</text:p>
      <text:p text:style-name="P1">LCoS technology can typically produce higher resolution and higher contrast images than standard liquid crystal display and plasma display technologies, which makes it less expensive to implement in such devices as televisions.</text:p>
      <text:p text:style-name="P1"><text:soft-page-break/>There are two broad categories of LCoS displays: three-panel and single-panel.</text:p>
      <text:p text:style-name="P1">In three-panel designs, there is one display chip per color, and the images are combined optically. In single-panel designs, one display chip shows the red, green, and blue components in succession with the observer's eyes relied upon to combine the color stream. As each color is presented, a color wheel (or an RGB LED array) illuminates the display with only red, green or blue light. If the frequency of the color fields is lower than about 540 Hz, an effect called color breakup is seen, where false colors are briefly perceived when either the image or the observer's eye is in motion. </text:p>
      <text:p text:style-name="P1"/>
      <text:p text:style-name="P1">FLCOS</text:p>
      <text:p text:style-name="P1"/>
      <text:p text:style-name="P1">FLCOS devices are made using ferroelectric liquid crystals (so the technology is named FLCoS), which are inherently faster than other types of liquid crystals. Display technology was acquired by Micron Technology in May 2009, who is continuing to develop the FLCoS.</text:p>
      <text:p text:style-name="P1"/>
      <text:p text:style-name="P1">OLED</text:p>
      <text:p text:style-name="P1"/>
      <text:p text:style-name="P1">The Organic Light Emitting Diode (OLED) is a particular LED with a electroluminescent layer, composed of organic compounds. This layer is wrapped between two electrodes and at least one of the electrodes is transparent.</text:p>
      <text:p text:style-name="P1">This devices can be used for multiple task ,in television screens, computer monitors, small, portable system screens such as mobile phones and PDAs, watches, advertising, information and indication. OLEDs can also be used in light sources for general space illumination, and large-area light-emitting elements. Due to the younger stage of development, OLEDs typically emit less light per unit area than inorganic solid-state based LEDs which are usually designed for use as point-light sources.</text:p>
      <text:p text:style-name="P1">In the context of displays, OLEDs have certain advantages over traditional liquid crystal displays (LCDs). OLED displays do not require a backlight to function. Thus, they can display deep black levels and can be thinner and lighter than LCD panels. OLED displays also naturally achieve higher contrast ratios than either LCD screens .</text:p>
      <text:p text:style-name="P1">OLEDs are used as high-resolution microdisplays for head-mounted displays. Such portable applications favor the high light output of OLEDs for readability in sunlight, and their low power drain.</text:p>
      <text:p text:style-name="P1"/>
      <text:p text:style-name="P1"/>
      <text:p text:style-name="P1"/>
      <text:p text:style-name="P1">References</text:p>
      <text:p text:style-name="P1"/>
      <text:p text:style-name="P1"><text:a xlink:type="simple" xlink:href="http://en.wikipedia.org/wiki/Liquid_crystal_display">http://en.wikipedia.org/wiki/Liquid_crystal_display</text:a></text:p>
      <text:p text:style-name="P1"><text:a xlink:type="simple" xlink:href="http://en.wikipedia.org/wiki/AMLCD">http://en.wikipedia.org/wiki/AMLCD</text:a></text:p>
      <text:p text:style-name="P1"><text:a xlink:type="simple" xlink:href="http://en.wikipedia.org/wiki/LCOS">http://en.wikipedia.org/wiki/LCOS</text:a></text:p>
      <text:p text:style-name="P1"><text:a xlink:type="simple" xlink:href="http://en.wikipedia.org/wiki/Organic_light-emitting_diode">http://en.wikipedia.org/wiki/Organic_light-emitting_dio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e Ferro</meta:initial-creator>
    <meta:creation-date>2010-04-19T14:34:51</meta:creation-date>
    <dc:date>2010-04-19T15:50:25</dc:date>
    <dc:creator>Daniele Ferro</dc:creator>
    <meta:editing-duration>PT01H15M34S</meta:editing-duration>
    <meta:editing-cycles>8</meta:editing-cycles>
    <meta:generator>OpenOffice.org/3.1$Linux OpenOffice.org_project/310m19$Build-9420</meta:generator>
    <meta:document-statistic meta:table-count="0" meta:image-count="0" meta:object-count="0" meta:page-count="2" meta:paragraph-count="27" meta:word-count="921" meta:character-count="5983"/>
  </office:meta>
</office:document-meta>
</file>